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Bold" svg:font-family="'Noto Sans Bold'" style:font-family-generic="roman" style:font-pitch="variable"/>
    <style:font-face style:name="Noto Sans Regular" svg:font-family="'Noto Sans 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128726" officeooo:paragraph-rsid="00128726"/>
    </style:style>
    <style:style style:name="P2" style:family="paragraph" style:parent-style-name="Standard">
      <style:text-properties fo:font-size="16pt" style:font-size-asian="16pt" style:font-size-complex="16pt"/>
    </style:style>
    <style:style style:name="P3" style:family="paragraph" style:parent-style-name="Impress1_7e_LT_7e_Gliederung_20_1">
      <style:paragraph-properties fo:text-align="center" style:justify-single-word="false"/>
      <style:text-properties fo:font-size="22pt" style:font-size-asian="22pt" style:font-size-complex="22pt"/>
    </style:style>
    <style:style style:name="P4" style:family="paragraph" style:parent-style-name="Impress1_7e_LT_7e_Gliederung_20_1">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5" style:family="paragraph" style:parent-style-name="Impress1_7e_LT_7e_Gliederung_20_1">
      <style:text-properties fo:font-size="16pt" style:font-size-asian="16pt" style:font-size-complex="16pt"/>
    </style:style>
    <style:style style:name="P6" style:family="paragraph" style:parent-style-name="Impress1_7e_LT_7e_Gliederung_20_1">
      <style:text-properties fo:font-size="16pt" officeooo:paragraph-rsid="00250929" style:font-size-asian="16pt" style:font-size-complex="16pt"/>
    </style:style>
    <style:style style:name="P7" style:family="paragraph" style:parent-style-name="Impress1_7e_LT_7e_Gliederung_20_1">
      <style:text-properties fo:font-size="16pt" officeooo:paragraph-rsid="002e4780" style:font-size-asian="16pt" style:font-size-complex="16pt"/>
    </style:style>
    <style:style style:name="P8" style:family="paragraph" style:parent-style-name="Impress1_7e_LT_7e_Gliederung_20_1">
      <style:paragraph-properties fo:text-align="justify" style:justify-single-word="false"/>
      <style:text-properties fo:font-size="16pt" style:font-size-asian="16pt" style:font-size-complex="16pt"/>
    </style:style>
    <style:style style:name="P9" style:family="paragraph" style:parent-style-name="Impress1_7e_LT_7e_Gliederung_20_1">
      <style:paragraph-properties fo:text-align="justify" style:justify-single-word="false"/>
      <style:text-properties fo:font-size="16pt" officeooo:paragraph-rsid="003b0bc2" style:font-size-asian="16pt" style:font-size-complex="16pt"/>
    </style:style>
    <style:style style:name="P10" style:family="paragraph" style:parent-style-name="Impress1_7e_LT_7e_Gliederung_20_1">
      <style:paragraph-properties fo:text-align="center" style:justify-single-word="false"/>
      <style:text-properties fo:font-size="16pt" officeooo:rsid="0047b846" officeooo:paragraph-rsid="0047b846" style:font-size-asian="16pt" style:font-size-complex="16pt"/>
    </style:style>
    <style:style style:name="P11" style:family="paragraph" style:parent-style-name="Impress1_7e_LT_7e_Gliederung_20_1">
      <style:paragraph-properties fo:text-align="center" style:justify-single-word="false"/>
      <style:text-properties fo:font-size="16pt" fo:font-style="italic" officeooo:rsid="0047b846" officeooo:paragraph-rsid="0047b846" style:font-size-asian="16pt" style:font-style-asian="italic" style:font-size-complex="16pt" style:font-style-complex="italic"/>
    </style:style>
    <style:style style:name="P12" style:family="paragraph" style:parent-style-name="Impress1_7e_LT_7e_Gliederung_20_1">
      <style:text-properties fo:font-size="20pt" style:text-underline-style="solid" style:text-underline-width="auto" style:text-underline-color="font-color" fo:font-weight="bold" style:font-size-asian="20pt" style:font-weight-asian="bold" style:font-size-complex="20pt" style:font-weight-complex="bold"/>
    </style:style>
    <style:style style:name="P13" style:family="paragraph" style:parent-style-name="Impress1_7e_LT_7e_Gliederung_20_1">
      <style:paragraph-properties fo:text-align="center" style:justify-single-word="false"/>
      <style:text-properties fo:font-size="20pt" style:font-size-asian="20pt" style:font-size-complex="20pt"/>
    </style:style>
    <style:style style:name="P14" style:family="paragraph" style:parent-style-name="Impress1_7e_LT_7e_Gliederung_20_1">
      <style:text-properties fo:font-size="18pt" style:text-underline-style="solid" style:text-underline-width="auto" style:text-underline-color="font-color" fo:font-weight="bold" style:font-size-asian="18pt" style:font-weight-asian="bold" style:font-size-complex="18pt" style:font-weight-complex="bold"/>
    </style:style>
    <style:style style:name="P15" style:family="paragraph" style:parent-style-name="Impress1_7e_LT_7e_Gliederung_20_1">
      <style:text-properties fo:font-size="18pt" style:text-underline-style="none" fo:font-weight="bold" style:font-size-asian="18pt" style:font-weight-asian="bold" style:font-size-complex="18pt" style:font-weight-complex="bold"/>
    </style:style>
    <style:style style:name="P16" style:family="paragraph" style:parent-style-name="Impress1_7e_LT_7e_Gliederung_20_1">
      <style:text-properties fo:font-size="18pt" style:text-underline-style="none" fo:font-weight="bold" officeooo:rsid="00444deb" officeooo:paragraph-rsid="00444deb" style:font-size-asian="18pt" style:font-weight-asian="bold" style:font-size-complex="18pt" style:font-weight-complex="bold"/>
    </style:style>
    <style:style style:name="P17" style:family="paragraph" style:parent-style-name="Impress1_7e_LT_7e_Gliederung_20_1">
      <style:text-properties fo:font-size="18pt" style:text-underline-style="none" fo:font-weight="bold" officeooo:rsid="0037318d" officeooo:paragraph-rsid="0037318d" style:font-size-asian="18pt" style:font-weight-asian="bold" style:font-size-complex="18pt" style:font-weight-complex="bold"/>
    </style:style>
    <style:style style:name="P18" style:family="paragraph" style:parent-style-name="Impress1_7e_LT_7e_Gliederung_20_1">
      <style:text-properties fo:font-size="13pt" style:font-size-asian="13pt" style:font-size-complex="13pt"/>
    </style:style>
    <style:style style:name="P19" style:family="paragraph" style:parent-style-name="Impress1_7e_LT_7e_Gliederung_20_1">
      <style:paragraph-properties fo:text-align="justify" style:justify-single-word="false"/>
      <style:text-properties fo:font-size="13pt" style:font-size-asian="13pt" style:font-size-complex="13pt"/>
    </style:style>
    <style:style style:name="P20" style:family="paragraph" style:parent-style-name="Impress1_7e_LT_7e_Gliederung_20_1">
      <style:text-properties fo:font-size="15pt" style:font-size-asian="15pt" style:font-size-complex="15pt"/>
    </style:style>
    <style:style style:name="P21" style:family="paragraph" style:parent-style-name="Impress1_7e_LT_7e_Gliederung_20_1">
      <style:paragraph-properties fo:text-align="justify" style:justify-single-word="false"/>
      <style:text-properties fo:font-size="15pt" style:font-size-asian="15pt" style:font-size-complex="15pt"/>
    </style:style>
    <style:style style:name="P22" style:family="paragraph" style:parent-style-name="Impress1_7e_LT_7e_Gliederung_20_1">
      <style:paragraph-properties fo:text-align="justify" style:justify-single-word="false"/>
      <style:text-properties fo:font-size="15pt" officeooo:paragraph-rsid="0025c43a" style:font-size-asian="15pt" style:font-size-complex="15pt"/>
    </style:style>
    <style:style style:name="P23" style:family="paragraph" style:parent-style-name="Impress1_7e_LT_7e_Gliederung_20_1">
      <style:paragraph-properties fo:text-align="justify" style:justify-single-word="false"/>
      <style:text-properties fo:font-size="15pt" officeooo:paragraph-rsid="00310f9d" style:font-size-asian="15pt" style:font-size-complex="15pt"/>
    </style:style>
    <style:style style:name="P24" style:family="paragraph" style:parent-style-name="Impress1_7e_LT_7e_Gliederung_20_1">
      <style:paragraph-properties fo:line-height="100%" fo:text-align="justify" style:justify-single-word="false"/>
      <style:text-properties fo:font-size="15pt" style:font-size-asian="15pt" style:font-size-complex="15pt"/>
    </style:style>
    <style:style style:name="P25" style:family="paragraph" style:parent-style-name="Impress1_7e_LT_7e_Gliederung_20_1">
      <style:text-properties fo:font-size="15pt" officeooo:rsid="0040cad3" officeooo:paragraph-rsid="0040cad3" style:font-size-asian="15pt" style:font-size-complex="15pt"/>
    </style:style>
    <style:style style:name="P26" style:family="paragraph" style:parent-style-name="Impress1_7e_LT_7e_Gliederung_20_1">
      <style:text-properties fo:font-size="15pt" officeooo:paragraph-rsid="0040cad3" style:font-size-asian="15pt" style:font-size-complex="15pt"/>
    </style:style>
    <style:style style:name="P27" style:family="paragraph" style:parent-style-name="Impress1_7e_LT_7e_Gliederung_20_1">
      <style:paragraph-properties fo:text-align="justify" style:justify-single-word="false"/>
      <style:text-properties fo:font-size="15pt" officeooo:rsid="003b3480" officeooo:paragraph-rsid="003b3480" style:font-size-asian="13.1000003814697pt" style:font-size-complex="15pt"/>
    </style:style>
    <style:style style:name="P28" style:family="paragraph" style:parent-style-name="Impress1_7e_LT_7e_Gliederung_20_1">
      <style:paragraph-properties fo:text-align="justify" style:justify-single-word="false"/>
      <style:text-properties fo:font-size="15pt" officeooo:paragraph-rsid="003b3480" style:font-size-asian="13.1000003814697pt" style:font-size-complex="15pt"/>
    </style:style>
    <style:style style:name="P29" style:family="paragraph" style:parent-style-name="Impress1_7e_LT_7e_Gliederung_20_1">
      <style:paragraph-properties fo:text-align="justify" style:justify-single-word="false"/>
      <style:text-properties fo:font-size="15pt" officeooo:paragraph-rsid="003f2996"/>
    </style:style>
    <style:style style:name="P30" style:family="paragraph" style:parent-style-name="Impress1_7e_LT_7e_Gliederung_20_1">
      <style:paragraph-properties fo:text-align="justify" style:justify-single-word="false"/>
      <style:text-properties fo:font-size="15pt" style:text-underline-style="none" officeooo:paragraph-rsid="00444deb" style:font-size-asian="15pt" style:font-size-complex="15pt"/>
    </style:style>
    <style:style style:name="P31" style:family="paragraph" style:parent-style-name="Impress1_7e_LT_7e_Gliederung_20_1">
      <style:paragraph-properties fo:text-align="justify" style:justify-single-word="false"/>
      <style:text-properties fo:font-size="15pt" style:text-underline-style="none" officeooo:rsid="0047aff8" officeooo:paragraph-rsid="00467449" style:font-size-asian="15pt" style:font-size-complex="15pt"/>
    </style:style>
    <style:style style:name="P32" style:family="paragraph" style:parent-style-name="Impress1_7e_LT_7e_Gliederung_20_1">
      <style:paragraph-properties fo:text-align="justify" style:justify-single-word="false"/>
      <style:text-properties fo:color="#333333" style:text-outline="false" style:text-line-through-style="none" style:text-line-through-type="none" style:font-name="Noto Sans Regular" fo:font-size="15pt" fo:font-style="normal" fo:text-shadow="none" style:text-underline-style="none" fo:font-weight="normal" officeooo:rsid="00444deb" officeooo:paragraph-rsid="00444deb" style:letter-kerning="true" style:font-size-asian="15pt" style:font-style-asian="normal" style:font-weight-asian="normal" style:font-size-complex="15pt" style:font-weight-complex="bold" style:text-emphasize="none"/>
    </style:style>
    <style:style style:name="P33" style:family="paragraph" style:parent-style-name="Impress1_7e_LT_7e_Gliederung_20_1">
      <style:paragraph-properties fo:text-align="justify" style:justify-single-word="false"/>
      <style:text-properties fo:color="#333333" style:text-outline="false" style:text-line-through-style="none" style:text-line-through-type="none" style:font-name="Noto Sans Regular" fo:font-size="15pt" fo:font-style="normal" fo:text-shadow="none" style:text-underline-style="none" fo:font-weight="normal" officeooo:rsid="0048477e" officeooo:paragraph-rsid="00444deb" style:letter-kerning="true" style:font-size-asian="15pt" style:font-style-asian="normal" style:font-weight-asian="normal" style:font-size-complex="15pt" style:font-weight-complex="normal" style:text-emphasize="none"/>
    </style:style>
    <style:style style:name="P34" style:family="paragraph" style:parent-style-name="Impress1_7e_LT_7e_Gliederung_20_1">
      <style:paragraph-properties fo:text-align="justify" style:justify-single-word="false"/>
      <style:text-properties fo:color="#333333" style:text-outline="false" style:text-line-through-style="none" style:text-line-through-type="none" style:font-name="Noto Sans Regular" fo:font-size="15pt" fo:font-style="normal" fo:text-shadow="none" style:text-underline-style="none" fo:font-weight="normal" officeooo:paragraph-rsid="00310f9d" style:letter-kerning="true" style:font-size-asian="15pt" style:font-style-asian="normal" style:font-weight-asian="normal" style:font-size-complex="15pt" style:text-emphasize="none"/>
    </style:style>
    <style:style style:name="P35" style:family="paragraph" style:parent-style-name="Impress1_7e_LT_7e_Gliederung_20_1">
      <style:paragraph-properties fo:text-align="justify" style:justify-single-word="false"/>
      <style:text-properties fo:color="#333333" style:text-outline="false" style:text-line-through-style="none" style:text-line-through-type="none" style:font-name="Noto Sans Regular" fo:font-size="16pt" fo:font-style="normal" fo:text-shadow="none" style:text-underline-style="none" fo:font-weight="normal" style:letter-kerning="true" style:font-size-asian="16pt" style:font-style-asian="normal" style:font-weight-asian="normal" style:font-size-complex="16pt" style:text-emphasize="none"/>
    </style:style>
    <style:style style:name="P36" style:family="paragraph" style:parent-style-name="Impress1_7e_LT_7e_Gliederung_20_1">
      <style:paragraph-properties fo:text-align="justify" style:justify-single-word="false"/>
      <style:text-properties fo:color="#333333" style:text-outline="false" style:text-line-through-style="none" style:text-line-through-type="none" style:font-name="Noto Sans Regular" fo:font-size="16pt" fo:font-style="normal" fo:text-shadow="none" style:text-underline-style="none" fo:font-weight="normal" officeooo:paragraph-rsid="003b0bc2" style:letter-kerning="true" style:font-size-asian="16pt" style:font-style-asian="normal" style:font-weight-asian="normal" style:font-size-complex="16pt" style:text-emphasize="none"/>
    </style:style>
    <style:style style:name="P37" style:family="paragraph" style:parent-style-name="Impress1_7e_LT_7e_Gliederung_20_1">
      <style:paragraph-properties fo:margin-left="0cm" fo:margin-right="0cm" fo:text-align="justify" style:justify-single-word="false" fo:text-indent="0cm" style:auto-text-indent="false"/>
      <style:text-properties fo:font-size="16pt" style:font-size-asian="16pt" style:font-size-complex="16pt"/>
    </style:style>
    <style:style style:name="P38" style:family="paragraph" style:parent-style-name="Header">
      <style:text-properties officeooo:rsid="004a4ab5" officeooo:paragraph-rsid="004a4ab5"/>
    </style:style>
    <style:style style:name="T1" style:family="text">
      <style:text-properties officeooo:rsid="00128726"/>
    </style:style>
    <style:style style:name="T2" style:family="text">
      <style:text-properties officeooo:rsid="00137c4e"/>
    </style:style>
    <style:style style:name="T3" style:family="text">
      <style:text-properties fo:font-weight="bold" style:font-weight-asian="bold" style:font-weight-complex="bold"/>
    </style:style>
    <style:style style:name="T4" style:family="text">
      <style:text-properties officeooo:rsid="0013b867"/>
    </style:style>
    <style:style style:name="T5" style:family="text">
      <style:text-properties officeooo:rsid="001aaf63"/>
    </style:style>
    <style:style style:name="T6" style:family="text">
      <style:text-properties officeooo:rsid="001d624d"/>
    </style:style>
    <style:style style:name="T7" style:family="text">
      <style:text-properties officeooo:rsid="001e5633"/>
    </style:style>
    <style:style style:name="T8" style:family="text">
      <style:text-properties officeooo:rsid="00202d07"/>
    </style:style>
    <style:style style:name="T9" style:family="text">
      <style:text-properties officeooo:rsid="00231aaf"/>
    </style:style>
    <style:style style:name="T10" style:family="text">
      <style:text-properties officeooo:rsid="002380fc"/>
    </style:style>
    <style:style style:name="T11" style:family="text">
      <style:text-properties fo:color="#333333" style:text-outline="false" style:text-line-through-style="none" style:text-line-through-type="none" style:font-name="Noto Sans Regular" fo:font-style="normal" fo:text-shadow="none" style:text-underline-style="none" fo:font-weight="normal" style:letter-kerning="true" style:font-style-asian="normal" style:font-weight-asian="normal" style:text-emphasize="none"/>
    </style:style>
    <style:style style:name="T12" style:family="text">
      <style:text-properties fo:color="#333333" style:text-outline="false" style:text-line-through-style="none" style:text-line-through-type="none" style:font-name="Noto Sans Regular" fo:font-style="normal" fo:text-shadow="none" style:text-underline-style="none" fo:font-weight="normal" officeooo:rsid="0031ead4" style:letter-kerning="true" style:font-style-asian="normal" style:font-weight-asian="normal" style:text-emphasize="none"/>
    </style:style>
    <style:style style:name="T13" style:family="text">
      <style:text-properties fo:color="#333333" style:text-outline="false" style:text-line-through-style="none" style:text-line-through-type="none" style:font-name="Noto Sans Regular" fo:font-style="normal" fo:text-shadow="none" style:text-underline-style="none" fo:font-weight="normal" officeooo:rsid="0032ec57" style:letter-kerning="true" style:font-style-asian="normal" style:font-weight-asian="normal" style:text-emphasize="none"/>
    </style:style>
    <style:style style:name="T14" style:family="text">
      <style:text-properties fo:color="#333333" style:text-outline="false" style:text-line-through-style="none" style:text-line-through-type="none" style:font-name="Noto Sans Regular" fo:font-style="normal" fo:text-shadow="none" style:text-underline-style="none" fo:font-weight="normal" officeooo:rsid="0036487a" style:letter-kerning="true" style:font-style-asian="normal" style:font-weight-asian="normal" style:text-emphasize="none"/>
    </style:style>
    <style:style style:name="T15" style:family="text">
      <style:text-properties fo:color="#333333" style:text-outline="false" style:text-line-through-style="none" style:text-line-through-type="none" style:font-name="Noto Sans Regular" fo:font-style="normal" fo:text-shadow="none" style:text-underline-style="none" fo:font-weight="normal" style:letter-kerning="true" style:font-style-asian="normal" style:font-weight-asian="normal" style:font-weight-complex="normal" style:text-emphasize="none"/>
    </style:style>
    <style:style style:name="T16" style:family="text">
      <style:text-properties fo:color="#333333" style:text-outline="false" style:text-line-through-style="none" style:text-line-through-type="none" style:font-name="Noto Sans Regular" fo:font-style="normal" fo:text-shadow="none" style:text-underline-style="none" fo:font-weight="normal" officeooo:rsid="00348253" style:letter-kerning="true" style:font-style-asian="normal" style:font-weight-asian="normal" style:font-weight-complex="normal" style:text-emphasize="none"/>
    </style:style>
    <style:style style:name="T17" style:family="text">
      <style:text-properties fo:color="#333333" style:text-outline="false" style:text-line-through-style="none" style:text-line-through-type="none" style:font-name="Noto Sans Regular" fo:font-style="normal" fo:text-shadow="none" style:text-underline-style="none" fo:font-weight="normal" officeooo:rsid="0036487a" style:letter-kerning="true" style:font-style-asian="normal" style:font-weight-asian="normal" style:font-weight-complex="normal" style:text-emphasize="none"/>
    </style:style>
    <style:style style:name="T18" style:family="text">
      <style:text-properties fo:color="#333333" style:text-outline="false" style:text-line-through-style="none" style:text-line-through-type="none" style:font-name="Noto Sans Regular" fo:font-style="normal" fo:text-shadow="none" style:text-underline-style="none" fo:font-weight="bold" style:letter-kerning="true" style:font-style-asian="normal" style:font-weight-asian="bold" style:text-emphasize="none"/>
    </style:style>
    <style:style style:name="T19" style:family="text">
      <style:text-properties fo:color="#333333" style:text-outline="false" style:text-line-through-style="none" style:text-line-through-type="none" style:font-name="Noto Sans Regular" fo:font-style="normal" fo:text-shadow="none" style:text-underline-style="solid" style:text-underline-width="auto" style:text-underline-color="font-color" fo:font-weight="bold" style:letter-kerning="true" style:font-style-asian="normal" style:font-weight-asian="bold" style:text-emphasize="none"/>
    </style:style>
    <style:style style:name="T20" style:family="text">
      <style:text-properties fo:color="#333333" style:text-outline="false" style:text-line-through-style="none" style:text-line-through-type="none" style:font-name="Noto Sans Regular" fo:font-style="normal" fo:text-shadow="none" style:text-underline-style="solid" style:text-underline-width="auto" style:text-underline-color="font-color" fo:font-weight="bold" officeooo:rsid="0036a139" style:letter-kerning="true" style:font-style-asian="normal" style:font-weight-asian="bold" style:text-emphasize="none"/>
    </style:style>
    <style:style style:name="T21" style:family="text">
      <style:text-properties fo:color="#333333" style:text-outline="false" style:text-line-through-style="none" style:text-line-through-type="none" style:font-name="Noto Sans Regular" fo:font-style="normal" fo:text-shadow="none" style:text-underline-style="solid" style:text-underline-width="auto" style:text-underline-color="font-color" fo:font-weight="normal" style:letter-kerning="true" style:font-style-asian="normal" style:font-weight-asian="normal" style:text-emphasize="none"/>
    </style:style>
    <style:style style:name="T22" style:family="text">
      <style:text-properties fo:color="#333333" style:text-outline="false" style:text-line-through-style="none" style:text-line-through-type="none" style:font-name="Noto Sans Regular" fo:font-style="normal" fo:text-shadow="none" fo:font-weight="normal" officeooo:rsid="00444deb" style:letter-kerning="true" style:font-style-asian="normal" style:font-weight-asian="normal" style:font-weight-complex="bold" style:text-emphasize="none"/>
    </style:style>
    <style:style style:name="T23" style:family="text">
      <style:text-properties fo:color="#333333" style:text-outline="false" style:text-line-through-style="none" style:text-line-through-type="none" style:font-name="Noto Sans Regular" fo:font-style="normal" fo:text-shadow="none" fo:font-weight="normal" officeooo:rsid="00457aed" style:letter-kerning="true" style:font-style-asian="normal" style:font-weight-asian="normal" style:font-weight-complex="bold" style:text-emphasize="none"/>
    </style:style>
    <style:style style:name="T24" style:family="text">
      <style:text-properties fo:color="#333333" style:text-outline="false" style:text-line-through-style="none" style:text-line-through-type="none" style:font-name="Noto Sans Regular" fo:font-style="normal" fo:text-shadow="none" fo:font-weight="normal" style:letter-kerning="true" style:font-style-asian="normal" style:font-weight-asian="normal" style:font-weight-complex="normal" style:text-emphasize="none"/>
    </style:style>
    <style:style style:name="T25" style:family="text">
      <style:text-properties fo:color="#333333" style:text-outline="false" style:text-line-through-style="none" style:text-line-through-type="none" style:font-name="Noto Sans Regular" fo:font-style="normal" fo:text-shadow="none" fo:font-weight="normal" officeooo:rsid="0048477e" style:letter-kerning="true" style:font-style-asian="normal" style:font-weight-asian="normal" style:font-weight-complex="normal" style:text-emphasize="none"/>
    </style:style>
    <style:style style:name="T26" style:family="text">
      <style:text-properties fo:color="#333333" style:text-outline="false" style:text-line-through-style="none" style:text-line-through-type="none" style:font-name="Noto Sans Regular" fo:font-style="normal" fo:text-shadow="none" fo:font-weight="normal" officeooo:rsid="00467449" style:letter-kerning="true" style:font-style-asian="normal" style:font-weight-asian="normal" style:font-weight-complex="normal" style:text-emphasize="none"/>
    </style:style>
    <style:style style:name="T27" style:family="text">
      <style:text-properties fo:color="#333333" style:text-outline="false" style:text-line-through-style="none" style:text-line-through-type="none" style:font-name="Noto Sans Regular" fo:font-style="italic" fo:text-shadow="none" style:text-underline-style="none" fo:font-weight="bold" style:letter-kerning="true" style:font-style-asian="italic" style:font-weight-asian="bold" style:text-emphasize="none"/>
    </style:style>
    <style:style style:name="T28" style:family="text">
      <style:text-properties officeooo:rsid="0025c43a"/>
    </style:style>
    <style:style style:name="T29" style:family="text">
      <style:text-properties officeooo:rsid="0026bda7"/>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style:text-underline-style="solid" style:text-underline-width="auto" style:text-underline-color="font-color" fo:font-weight="bold" officeooo:rsid="0013b867" style:font-weight-asian="bold" style:font-weight-complex="bold"/>
    </style:style>
    <style:style style:name="T32" style:family="text">
      <style:text-properties style:text-underline-style="solid" style:text-underline-width="auto" style:text-underline-color="font-color" fo:font-weight="bold" officeooo:rsid="00137c4e" style:font-weight-asian="bold" style:font-weight-complex="bold"/>
    </style:style>
    <style:style style:name="T33" style:family="text">
      <style:text-properties style:text-underline-style="solid" style:text-underline-width="auto" style:text-underline-color="font-color" fo:font-weight="bold" officeooo:rsid="00202d07" style:font-weight-asian="bold" style:font-weight-complex="bold"/>
    </style:style>
    <style:style style:name="T34" style:family="text">
      <style:text-properties style:text-underline-style="solid" style:text-underline-width="auto" style:text-underline-color="font-color" fo:font-weight="bold" officeooo:rsid="00382a07" style:font-weight-asian="bold" style:font-weight-complex="bold"/>
    </style:style>
    <style:style style:name="T35" style:family="text">
      <style:text-properties officeooo:rsid="003b3480"/>
    </style:style>
    <style:style style:name="T36" style:family="text">
      <style:text-properties officeooo:rsid="003d10c4"/>
    </style:style>
    <style:style style:name="T37" style:family="text">
      <style:text-properties officeooo:rsid="003d3774"/>
    </style:style>
    <style:style style:name="T38" style:family="text">
      <style:text-properties officeooo:rsid="003b3480" style:font-size-asian="15pt"/>
    </style:style>
    <style:style style:name="T39" style:family="text">
      <style:text-properties officeooo:rsid="003f2996" style:font-size-asian="15pt" style:font-size-complex="15pt"/>
    </style:style>
    <style:style style:name="T40" style:family="text">
      <style:text-properties officeooo:rsid="0040cad3" style:font-size-asian="15pt" style:font-size-complex="15pt"/>
    </style:style>
    <style:style style:name="T41" style:family="text">
      <style:text-properties officeooo:rsid="0042b3a9"/>
    </style:style>
    <style:style style:name="T42" style:family="text">
      <style:text-properties officeooo:rsid="004915f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12">Rapport de Projet de Conduite de Projet <text:span text:style-name="T42">2018/2019</text:span></text:p>
      <text:p text:style-name="P5"/>
      <text:p text:style-name="P11">Réalisé par</text:p>
      <text:p text:style-name="P10">BOUCHEFA Mahmoud</text:p>
      <text:p text:style-name="P10">CESARION Rudy</text:p>
      <text:p text:style-name="P10">ELRAIS David</text:p>
      <text:p text:style-name="P5"/>
      <text:p text:style-name="P14">Sommaire :</text:p>
      <text:p text:style-name="P14"/>
      <text:p text:style-name="P6"><text:span text:style-name="T1">I.</text:span> Introduction</text:p>
      <text:p text:style-name="P6"><text:span text:style-name="T1">II</text:span>. Makefile</text:p>
      <text:p text:style-name="P5"><text:span text:style-name="T1">III</text:span>. Outils utilisé pour le <text:span text:style-name="T4">développement</text:span></text:p>
      <text:p text:style-name="P5"><text:span text:style-name="T1">IV</text:span>. <text:span text:style-name="T9">Déroulement</text:span> du programme</text:p>
      <text:p text:style-name="P5"><text:span text:style-name="T1">V</text:span>. <text:span text:style-name="T9">Description</text:span> du programme</text:p>
      <text:p text:style-name="P5"><text:span text:style-name="T1">VI</text:span>. Extensions Ajoutes</text:p>
      <text:p text:style-name="P5"/>
      <text:p text:style-name="P5"/>
      <text:p text:style-name="P5"><text:soft-page-break/></text:p>
      <text:p text:style-name="P5"/>
      <text:p text:style-name="P5"/>
      <text:p text:style-name="P5"/>
      <text:p text:style-name="P5"/>
      <text:p text:style-name="P4">I . Introduction</text:p>
      <text:p text:style-name="P5"/>
      <text:p text:style-name="P7"/>
      <text:p text:style-name="P22">Ce projet permet de réaliser des <text:span text:style-name="T28">manipulations</text:span> d’images à la façon d’un <text:span text:style-name="T28">éditeur</text:span> d’images telle que GIMP, PhotoScape, SumoPaint,etc… .</text:p>
      <text:p text:style-name="P22">Les manipulations de ces images se fait en grande partie par ligne de commandes qui ont été demandées d’implémenter. </text:p>
      <text:p text:style-name="P22">Pour réaliser et menée à bien ce projet nous avons discuter et mis d’accord sur les étapes les plus importantes à réaliser.</text:p>
      <text:p text:style-name="P22">Nous nous sommes ensuite partager les tâches à accomplir.</text:p>
      <text:p text:style-name="P21"><text:span text:style-name="T29">En effet, l</text:span>e programme est composé de trois grandes parties relativement indépendantes , la partie parseur qui concernent toutes les entrées de l’utilisateur, la partie pixels qui modifie les pixels d’une image et enfin la partie screen qui s’occupe de tout ce qui se <text:span text:style-name="T2">rattache</text:span> à la <text:span text:style-name="T2">fenêtre.</text:span></text:p>
      <text:p text:style-name="P19"/>
      <text:p text:style-name="P18"/>
      <text:p text:style-name="P18"/>
      <text:p text:style-name="P5"><text:soft-page-break/></text:p>
      <text:p text:style-name="P5"/>
      <text:p text:style-name="P5"/>
      <text:p text:style-name="P4"/>
      <text:p text:style-name="P4"/>
      <text:p text:style-name="P4"/>
      <text:p text:style-name="P4">I<text:span text:style-name="T2">I</text:span> . <text:span text:style-name="T2">Makefile</text:span></text:p>
      <text:p text:style-name="P20"/>
      <text:p text:style-name="P20"/>
      <text:p text:style-name="P21">Le Makefile principal est dans le même répertoire (src), que le fichier main.c donc pour lancer le programme il suffit de taper la commande make all ensuite . /<text:span text:style-name="T2">p.</text:span></text:p>
      <text:p text:style-name="P21">Mais on peut constater qu’on a également des sous-Makefiles dans chaque sous-répertoire dans le but de créer un Makefile récursif (qui visite chaque sous répertoire et exécute les commandes correspondantes à chaque dossier). </text:p>
      <text:p text:style-name="P21"><text:span text:style-name="T2">O</text:span>n peut également constater qu’on a créé des librairies qui seront incluses à la compilation et ce à des fins d’extensibilité et de maintenabilité du programme qu’on a choisis d’adopter de choix d’architecture.</text:p>
      <text:p text:style-name="P21">Pour lancer les tests unitaires il faut se rendre dans le répertoire tests et exécuter la commande <text:span text:style-name="T3">make all</text:span>.</text:p>
      <text:p text:style-name="P20"/>
      <text:p text:style-name="P20"/>
      <text:p text:style-name="P20"><text:soft-page-break/></text:p>
      <text:p text:style-name="P20"/>
      <text:p text:style-name="P5"/>
      <text:p text:style-name="P5"/>
      <text:p text:style-name="P5"/>
      <text:p text:style-name="P5"/>
      <text:p text:style-name="P13"><text:span text:style-name="T31">I</text:span><text:span text:style-name="T30">I</text:span><text:span text:style-name="T32">I</text:span><text:span text:style-name="T30"> . </text:span><text:span text:style-name="T31">Outils Utilises pour le développement</text:span></text:p>
      <text:p text:style-name="P5"/>
      <text:p text:style-name="P5">Os : Ubuntu</text:p>
      <text:p text:style-name="P5">IDE : Visual Studio Code</text:p>
      <text:p text:style-name="P5">Versioning System : GitLab</text:p>
      <text:p text:style-name="P5">Units Tests : la librairie Check</text:p>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4"><text:span text:style-name="T4">IV</text:span> . <text:span text:style-name="T10">Déroulement du programme</text:span></text:p>
      <text:p text:style-name="P5"/>
      <text:p text:style-name="P5"/>
      <text:p text:style-name="P24">Quand on exécute le programme, on entre la commande screen, pour créer une nouvelle fenêtre.</text:p>
      <text:p text:style-name="P24">Pour charger en mémoire une image on utilise la commande image, une fois charger en mémoire, la commande set-image permet d’afficher l’image.</text:p>
      <text:p text:style-name="P21">A ce stade, nous pouvons utilise toutes les fonctionnalités permise par le logiciel au niveau des modifications des pixels.</text:p>
      <text:p text:style-name="P21">Une liste détaille de toutes les commandes si situe dans le dossier managment.</text:p>
      <text:p text:style-name="P21">Pour entrer des commandes, il suffit de taper et d’appuyer sur <text:span text:style-name="T3">entrer, </text:span>en effet on a utilisé le descripteur de fichier de <text:span text:style-name="T6">l’entrée</text:span> standard pour <text:span text:style-name="T7">récupérer</text:span> les commandes entrées au clavier.</text:p>
      <text:p text:style-name="P21">Le programme permet la sélection de régions, et <text:span text:style-name="T6">désélection</text:span> à tout moment, <text:span text:style-name="T5">on pourra pas cela applique toutes les fonctions sur les pixels à la régions.</text:span></text:p>
      <text:p text:style-name="P21"><text:soft-page-break/>De plus la gestion de plusieurs fenêtre étant supporte, on pourra copier et coller la sélection sur une autre fenêtre à la position souhaite.</text:p>
      <text:p text:style-name="P5"/>
      <text:p text:style-name="P5"/>
      <text:p text:style-name="P5"/>
      <text:p text:style-name="P5"/>
      <text:p text:style-name="P5"/>
      <text:p text:style-name="P4"><text:span text:style-name="T8">V</text:span> . <text:span text:style-name="T10">Description du programme</text:span></text:p>
      <text:p text:style-name="P5"/>
      <text:p text:style-name="P16">La Structure Option</text:p>
      <text:p text:style-name="P30"><text:span text:style-name="T22">La structure option est l</text:span><text:span text:style-name="T23">a pierre angulaire</text:span><text:span text:style-name="T22"> du programme, elle va faire le lien entre le module parse et le module views.</text:span></text:p>
      <text:p text:style-name="P31"><text:span text:style-name="T24">Ce</text:span><text:span text:style-name="T26">tte</text:span><text:span text:style-name="T24"> </text:span><text:span text:style-name="T26">structure permet</text:span><text:span text:style-name="T24"> d’augmenter la généricité du code et de pouvoir ajouter, retirer ou modifier un module, une fonction et/ou une variable </text:span><text:span text:style-name="T26">sans en affecte les autres</text:span><text:span text:style-name="T24">. Elle contient tous les FLAG qui nous servent à faire mieux fonctionner le parseur et les autres modules. A chaque fonctionnalité, à son FLAG </text:span><text:span text:style-name="T25">avec, <text:s/>bien sur d’autres informations tel que les options sur le FLAG,etc…</text:span></text:p>
      <text:p text:style-name="P32">En d’autre terme, à chaque fois que l’utilisateur entre un commande valide on va remplir la structure option notamment le flag qui permettra de déterminer quelle fonction doit être appelle. Et à l’appelle de la fonction nous passerons en paramètre ce qui a était entre dans la structure.</text:p>
      <text:p text:style-name="P33"/>
      <text:p text:style-name="P15"><text:soft-page-break/>Le module Parse</text:p>
      <text:p text:style-name="P34">Nous avons au cours de ce projet, écrit le parseur pour pouvoir créer et implémenter les commandes pour la manipulation des images. </text:p>
      <text:p text:style-name="P34">Le parseur contient donc toutes les commandes nécessaires à parser. <text:s/></text:p>
      <text:p text:style-name="P23"><text:span text:style-name="T11">Pour commencer, on inclue le fichier </text:span><text:span text:style-name="T18">parser.h</text:span><text:span text:style-name="T11">, on définit ensuite les constantes NB_ARGUMENT et TAILLE_ARGUMENT. </text:span></text:p>
      <text:p text:style-name="P23"><text:span text:style-name="T11">La première sert à fixer la taille du </text:span><text:span text:style-name="T18">nombre</text:span><text:span text:style-name="T11"> argument de la commande à rentrer la seconde la </text:span><text:span text:style-name="T18">taille</text:span><text:span text:style-name="T11"> de chacun de ces arguments (avec la gestion des espaces).</text:span></text:p>
      <text:p text:style-name="P35">On implémente 5 fonctions isdigitSTRING, trim, trimSpace, printError et parser :</text:p>
      <text:p text:style-name="P37"><text:span text:style-name="T19">isdigitSTRING </text:span><text:span text:style-name="T11">: </text:span><text:span text:style-name="T12">F</text:span><text:span text:style-name="T11">onction qui va permettre de gerer si un ou plusieurs arguments de la commandes est un nombre ou pas. Elle parcourt le caractère donnée en entrée standard et renvoie un booléen (via la bibliothèque stdbool.h) si cette </text:span><text:span text:style-name="T13">chaîne</text:span><text:span text:style-name="T11"> est un nombre ou non</text:span></text:p>
      <text:p text:style-name="P2"/>
      <text:p text:style-name="P9"><text:span text:style-name="T19">trim :</text:span><text:span text:style-name="T11"> </text:span><text:span text:style-name="T13">F</text:span><text:span text:style-name="T11">onction qui va supprimer les caractères blancs au début et à la fin de la chaîne. Cette fonction nous renvoie </text:span></text:p>
      <text:p text:style-name="P36"/>
      <text:p text:style-name="P9"><text:span text:style-name="T11">une nouvelle chaîne avec les caractères rentrées </text:span><text:span text:style-name="T18">sans</text:span><text:span text:style-name="T11"> les espaces.</text:span></text:p>
      <text:p text:style-name="P37"><text:span text:style-name="T19">trimSpace :</text:span><text:span text:style-name="T15"> </text:span><text:span text:style-name="T16">Permet de reduire</text:span><text:span text:style-name="T11"> 2 caractères blancs à un seul caractère blanc </text:span><text:span text:style-name="T21">dans la chaîne.</text:span><text:span text:style-name="T11"> Cette fonction nous renvoie la nouvelle chaîne avec un seul caractère blanc entre les caractères non-blanc.</text:span></text:p>
      <text:p text:style-name="P8"><text:soft-page-break/><text:span text:style-name="T20">p</text:span><text:span text:style-name="T19">rintError :</text:span><text:span text:style-name="T18"> </text:span><text:span text:style-name="T17">A</text:span><text:span text:style-name="T11">ffiche un message d’erreur quand une commande ne respecte pas bien notre politique de gestion de parsing sur les commandes.</text:span></text:p>
      <text:p text:style-name="P8"><text:span text:style-name="T20">p</text:span><text:span text:style-name="T19">arser :</text:span><text:span text:style-name="T11"> </text:span><text:span text:style-name="T14">F</text:span><text:span text:style-name="T11">onction mère du fichier. C’est elle qui gère le parsing lorsqu’une commande est entrée dans l’entrée standard. Elle prend une structure </text:span><text:span text:style-name="T18">options </text:span><text:span text:style-name="T11">et une chaîne de caractère qui est la </text:span><text:span text:style-name="T18">commande</text:span><text:span text:style-name="T11"> à taper. Elle gère de plusieurs manières l’entrée standard et va renvoyer différents messages d’erreurs suivants la commande. Elle va en premier utiliser </text:span><text:span text:style-name="T18">trim</text:span><text:span text:style-name="T11"> et </text:span><text:span text:style-name="T18">trimSpace, </text:span><text:span text:style-name="T11">puis tout au long va utiliser </text:span><text:span text:style-name="T18">printError</text:span><text:span text:style-name="T11">. On va utiliser un tableau bidimensionnel de chaîne de caractères nommée </text:span><text:span text:style-name="T18">cmd</text:span><text:span text:style-name="T11"> qui va être découpée pour analyser chaque chaîne dans l’entrée standard.</text:span></text:p>
      <text:p text:style-name="P8"><text:span text:style-name="T11">Chaque commande va etre comparer par bloc de </text:span><text:span text:style-name="T18">if</text:span><text:span text:style-name="T11">, ou </text:span><text:span text:style-name="T18">else...if </text:span><text:span text:style-name="T11">(</text:span><text:span text:style-name="T21">exemple :</text:span><text:span text:style-name="T11"> pour la commande </text:span><text:span text:style-name="T27">zoom </text:span><text:span text:style-name="T11">doit prendre un argument entier. Donc si un entier n’est pas donner printError va afficher un message d’erreur correspondant. Si aucun argument n’est donnée pour cette fonction, printError va agir).</text:span></text:p>
      <text:p text:style-name="P2"/>
      <text:p text:style-name="P2"/>
      <text:p text:style-name="P2"/>
      <text:p text:style-name="P2"/>
      <text:p text:style-name="P2"/>
      <text:p text:style-name="P17"/>
      <text:p text:style-name="P17"/>
      <text:p text:style-name="P17">Le module views : </text:p>
      <text:p text:style-name="P27"><text:soft-page-break/>Le module views contient tout ce qui est relatif au<text:span text:style-name="T36">x</text:span> vue<text:span text:style-name="T36">s</text:span> que se soit des modifications de pixels ou bien l’affichage d’une image qui <text:span text:style-name="T37">est</text:span> chargée en mémoire.</text:p>
      <text:p text:style-name="P28"><text:span text:style-name="T35">D</text:span><text:span text:style-name="T38">e ce fait nous avons deux dossier, le premier qui va contenir toutes les fonctions qui manipules les pixels. Et dans le second nous avons toutes les fonctions qui manipules la fenêtre.</text:span></text:p>
      <text:p text:style-name="P29"><text:span text:style-name="T39">En ce qui concernent les pixels, on récupère la fenêtre courante à travers la structure </text:span><text:span text:style-name="T40">screen. Grace à la fonction SDL_GetWindowSurface on récupère la surface courante et on modifie ses pixels on utilisant une double boucle.</text:span></text:p>
      <text:p text:style-name="P25">En ce qui concernent les fenêtre, le fichier screen.c permet de créer, récupérer des informations, mettre à jour et supprimer une fenêtre.</text:p>
      <text:p text:style-name="P20"/>
      <text:p text:style-name="P5"/>
      <text:p text:style-name="P5"/>
      <text:p text:style-name="P5"/>
      <text:p text:style-name="P3"><text:span text:style-name="T33">VI</text:span><text:span text:style-name="T30"> . </text:span><text:span text:style-name="T34">Extension Ajoutées</text:span></text:p>
      <text:p text:style-name="P5"/>
      <text:p text:style-name="P25">Parmi les extensions qui ont étaient implémentées on a : </text:p>
      <text:p text:style-name="P25"/>
      <text:p text:style-name="P25">- Rotation d’une image selon un angle arbitraire</text:p>
      <text:p text:style-name="P25">- <text:span text:style-name="T41">Possibilité</text:span> de revenir à un <text:span text:style-name="T41">état</text:span> <text:span text:style-name="T41">antérieur</text:span> de l’image</text:p>
      <text:p text:style-name="P26"/>
      <text:p text:style-name="P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Bold" svg:font-family="'Noto Sans Bold'" style:font-family-generic="roman" style:font-pitch="variable"/>
    <style:font-face style:name="Noto Sans Regular" svg:font-family="'Noto Sans 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andard_20__28_user_29_" style:display-name="Standard (user)"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Titre1" style:family="paragraph" style:parent-style-name="Standard_20__28_user_29_" style:default-outline-level="">
      <style:paragraph-properties fo:margin-top="0.42cm" fo:margin-bottom="0.21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Titre2" style:family="paragraph" style:parent-style-name="Standard_20__28_user_29_" style:default-outline-level="">
      <style:paragraph-properties fo:margin-top="0.42cm" fo:margin-bottom="0.21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Ligne_20_de_20_cote" style:display-name="Ligne de cote"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Impress_7e_LT_7e_Gliederung_20_1" style:display-name="Impress~LT~Gliederung 1" style:family="paragraph" style:default-outline-level="">
      <style:paragraph-properties fo:margin-top="0cm" fo:margin-bottom="0.663cm" loext:contextual-spacing="false" fo:text-align="start" style:justify-single-word="false" fo:orphans="2" fo:widows="2" style:writing-mode="lr-tb"/>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cm" fo:margin-bottom="0.527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cm" fo:margin-bottom="0.395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cm" fo:margin-bottom="0.263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6.5pt" fo:font-style="normal" fo:text-shadow="none" style:text-underline-style="none" fo:font-weight="normal" style:letter-kerning="true" style:font-size-asian="26.5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6.5pt" fo:font-style="normal" fo:text-shadow="none" style:text-underline-style="none" fo:font-weight="normal" style:letter-kerning="true" style:font-size-asian="26.5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48pt" fo:font-style="normal" fo:text-shadow="none" style:text-underline-style="none" fo:font-weight="bold" style:letter-kerning="true" style:font-name-asian="DejaVu Sans" style:font-family-asian="'DejaVu Sans'" style:font-family-generic-asian="system" style:font-pitch-asian="variable" style:font-size-asian="48pt" style:font-style-asian="normal" style:font-weight-asian="bold" style:font-name-complex="Liberation Sans2" style:font-family-complex="'Liberation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oto Sans Regular" fo:font-family="'Noto Sans Regular'"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paragraph-properties fo:text-align="start" style:justify-single-word="false" fo:orphans="2" fo:widows="2" style:writing-mode="lr-tb"/>
      <style:text-properties style:font-name="Noto Sans Regular" fo:font-family="'Noto Sans Regular'" style:font-family-generic="roman" style:font-pitch="variable" fo:font-size="14pt" style:letter-kerning="true" style:font-name-asian="DejaVu Sans" style:font-family-asian="'DejaVu Sans'"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Impress_7e_LT_7e_Hintergrund" style:display-name="Impres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Noto Sans Regular" fo:font-family="'Noto Sans Regular'" style:font-family-generic="roman" style:font-pitch="variable" fo:font-size="14pt" style:letter-kerning="true" style:font-name-asian="DejaVu Sans" style:font-family-asian="'DejaVu Sans'"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cm" fo:margin-bottom="0.499cm" loext:contextual-spacing="false"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cm" fo:margin-bottom="0.4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cm" fo:margin-bottom="0.298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4" style:display-name="Plan 4" style:family="paragraph" style:parent-style-name="Plan_20_3" style:default-outline-level="">
      <style:paragraph-properties fo:margin-top="0cm" fo:margin-bottom="0.199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5" style:display-name="Plan 5" style:family="paragraph" style:parent-style-name="Plan_20_4"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6" style:display-name="Plan 6" style:family="paragraph" style:parent-style-name="Plan_20_5"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7" style:display-name="Plan 7" style:family="paragraph" style:parent-style-name="Plan_20_6"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8" style:display-name="Plan 8" style:family="paragraph" style:parent-style-name="Plan_20_7" style:default-outline-level="">
      <style:paragraph-properties fo:margin-top="0cm" fo:margin-bottom="0.099cm"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cm" fo:margin-bottom="0.099cm"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1" style:display-name="Impress1~LT~Gliederung 1" style:family="paragraph" style:default-outline-level="">
      <style:paragraph-properties fo:margin-top="0cm" fo:margin-bottom="0.499cm" loext:contextual-spacing="false"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cm" fo:margin-bottom="0.4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cm" fo:margin-bottom="0.298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cm" fo:margin-bottom="0.199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cm" fo:margin-bottom="0.099cm"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cm" fo:margin-bottom="0.099cm"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paragraph-properties fo:text-align="start" style:justify-single-word="false" fo:orphans="2" fo:widows="2" style:writing-mode="lr-tb"/>
      <style:text-properties style:font-name="Noto Sans Regular" fo:font-family="'Noto Sans Regular'" style:font-family-generic="roman" style:font-pitch="variable" fo:font-size="14pt" style:letter-kerning="true" style:font-name-asian="DejaVu Sans" style:font-family-asian="'DejaVu Sans'"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Impress1_7e_LT_7e_Hintergrund" style:display-name="Impress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4a4ab5" officeooo:paragraph-rsid="004a4ab5"/>
    </style:style>
    <style:style style:name="MP2" style:family="paragraph" style:parent-style-name="Footer">
      <style:text-properties officeooo:rsid="00128726" officeooo:paragraph-rsid="0012872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Université Paris 7 – Paris Diderot<text:tab/><text:tab/>Conduite de Projet</text:p>
        <text:p text:style-name="MP1"><text:tab/><text:tab/>2018/2019</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7T23:50:27.758861825</meta:creation-date>
    <dc:date>2019-05-18T03:08:23.177119893</dc:date>
    <meta:editing-duration>PT2H18M53S</meta:editing-duration>
    <meta:editing-cycles>53</meta:editing-cycles>
    <meta:generator>LibreOffice/6.0.7.3$Linux_X86_64 LibreOffice_project/00m0$Build-3</meta:generator>
    <meta:document-statistic meta:table-count="0" meta:image-count="0" meta:object-count="0" meta:page-count="10" meta:paragraph-count="65" meta:word-count="1118" meta:character-count="6806" meta:non-whitespace-character-count="5739"/>
  </office:meta>
</office:document-meta>
</file>